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29cm" fo:margin-left="-0.016cm" fo:margin-right="-0.012cm" table:align="margins" style:may-break-between-rows="false"/>
    </style:style>
    <style:style style:name="Table1.A" style:family="table-column">
      <style:table-column-properties style:column-width="1.931cm" style:rel-column-width="1095*"/>
    </style:style>
    <style:style style:name="Table1.B" style:family="table-column">
      <style:table-column-properties style:column-width="2.538cm" style:rel-column-width="1439*"/>
    </style:style>
    <style:style style:name="Table1.C" style:family="table-column">
      <style:table-column-properties style:column-width="2.833cm" style:rel-column-width="1606*"/>
    </style:style>
    <style:style style:name="Table1.D" style:family="table-column">
      <style:table-column-properties style:column-width="4.286cm" style:rel-column-width="2430*"/>
    </style:style>
    <style:style style:name="Table1.E" style:family="table-column">
      <style:table-column-properties style:column-width="3.016cm" style:rel-column-width="1710*"/>
    </style:style>
    <style:style style:name="Table1.F" style:family="table-column">
      <style:table-column-properties style:column-width="2.424cm" style:rel-column-width="1374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sign</text:p>
      <text:p text:style-name="P2"/>
      <text:p text:style-name="P2">Identifier: PARROT#TD0100</text:p>
      <text:p text:style-name="P2"/>
      <text:p text:style-name="P2">Features to be tested:</text:p>
      <text:list xml:id="list29291072" text:style-name="L1">
        <text:list-item>
          <text:p text:style-name="P6">Library navigation.</text:p>
        </text:list-item>
        <text:list-item>
          <text:p text:style-name="P6">Drag and drop pictograms onto the sentence board.</text:p>
        </text:list-item>
        <text:list-item>
          <text:p text:style-name="P6">Change the order pictograms appear in their library categories, using drag and drop.</text:p>
          <text:list>
            <text:list-item>
              <text:p text:style-name="P6">Check if these changes are saved.</text:p>
            </text:list-item>
          </text:list>
        </text:list-item>
        <text:list-item>
          <text:p text:style-name="P6">Audio functionality of pictograms.</text:p>
        </text:list-item>
        <text:list-item>
          <text:p text:style-name="P6">Playing sentences consisting of pictograms.</text:p>
        </text:list-item>
        <text:list-item>
          <text:p text:style-name="P6">Adding categories to the pictogram library.</text:p>
        </text:list-item>
        <text:list-item>
          <text:p text:style-name="P6">Adding pictograms to the library through the server/local database.</text:p>
        </text:list-item>
        <text:list-item>
          <text:p text:style-name="P6">Using the camera functionality.</text:p>
          <text:list>
            <text:list-item>
              <text:p text:style-name="P6">Storing pictures as pictograms in the library.</text:p>
            </text:list-item>
          </text:list>
        </text:list-item>
        <text:list-item>
          <text:p text:style-name="P6">Performance testing.</text:p>
        </text:list-item>
        <text:list-item>
          <text:p text:style-name="P6">Combining pictograms and either parts of pictograms, or other pictograms, to make new pictograms.</text:p>
        </text:list-item>
        <text:list-item>
          <text:p text:style-name="P6">Editing excisting pictograms</text:p>
        </text:list-item>
      </text:list>
      <text:p text:style-name="P2"/>
      <text:p text:style-name="P2">Approach:</text:p>
      <text:list xml:id="list29292960" text:style-name="L2">
        <text:list-item>
          <text:p text:style-name="P7">Dynamic black box testing of the application on the target Android platform (Android 3.2).</text:p>
          <text:list>
            <text:list-item>
              <text:p text:style-name="P7">The Android tablet to be used for testing will be a Samsung Galaxy tablet 10.1 GT-P7510.</text:p>
            </text:list-item>
          </text:list>
        </text:list-item>
        <text:list-item>
          <text:p text:style-name="P7">If applicable, perform dynamic black box testing of the app on a later Android API (later than version 3.2) version on an <text:s/>Android Virtual Device.</text:p>
          <text:p text:style-name="P7"/>
        </text:list-item>
      </text:list>
      <text:p text:style-name="P2">Test case identification:</text:p>
      <text:p text:style-name="P3">LibNav</text:p>
      <text:p text:style-name="P3">DragDrop</text:p>
      <text:p text:style-name="P3">AudPlay</text:p>
      <text:p text:style-name="P3">SentPlay</text:p>
      <text:p text:style-name="P3">AddCat</text:p>
      <text:p text:style-name="P3">AddPic</text:p>
      <text:p text:style-name="P3">Cam</text:p>
      <text:p text:style-name="P3">Perform</text:p>
      <text:p text:style-name="P3">EditPic</text:p>
      <text:p text:style-name="P3">CombiPic</text:p>
      <text:p text:style-name="P2"/>
      <text:p text:style-name="P2">Pass/fail criteria: </text:p>
      <text:p text:style-name="P3">The app will have passed, if it manages to perform smoothly without any critical or serious errors, and with only minor cosmetic error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>
          <table:table-cell table:style-name="Table1.A1" table:number-columns-spanned="6" office:value-type="string">
            <text:p text:style-name="P8">Test Ca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Identifiers</text:p>
          </table:table-cell>
          <table:table-cell table:style-name="Table1.A2" office:value-type="string">
            <text:p text:style-name="P9">Test item</text:p>
          </table:table-cell>
          <table:table-cell table:style-name="Table1.A2" office:value-type="string">
            <text:p text:style-name="P9">Input specification</text:p>
          </table:table-cell>
          <table:table-cell table:style-name="Table1.A2" office:value-type="string">
            <text:p text:style-name="P9">Output specification</text:p>
          </table:table-cell>
          <table:table-cell table:style-name="Table1.A2" office:value-type="string">
            <text:p text:style-name="P9">Enviromental needs</text:p>
          </table:table-cell>
          <table:table-cell table:style-name="Table1.F2" office:value-type="string">
            <text:p text:style-name="P9">Intercase dependencies</text:p>
            <text:p text:style-name="P9">(Depends on)</text:p>
          </table:table-cell>
        </table:table-row>
        <table:table-row>
          <table:table-cell table:style-name="Table1.A2" office:value-type="string">
            <text:p text:style-name="P4">LibNav</text:p>
          </table:table-cell>
          <table:table-cell table:style-name="Table1.A2" office:value-type="string">
            <text:p text:style-name="P4">Navigating through the pictogram library.</text:p>
          </table:table-cell>
          <table:table-cell table:style-name="Table1.A2" office:value-type="string">
            <text:p text:style-name="P4">Touchscreen input. Library input.</text:p>
          </table:table-cell>
          <table:table-cell table:style-name="Table1.A2" office:value-type="string">
            <text:p text:style-name="P4">Being able to reach any part of the library.</text:p>
          </table:table-cell>
          <table:table-cell table:style-name="Table1.A2" office:value-type="string">
            <text:p text:style-name="P4">Android tablet, Software testers.</text:p>
            <text:p text:style-name="P4">Library.</text:p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DragDrop</text:p>
          </table:table-cell>
          <table:table-cell table:style-name="Table1.A2" office:value-type="string">
            <text:p text:style-name="P4">Drag and drop pictures down to the sentences board.</text:p>
          </table:table-cell>
          <table:table-cell table:style-name="Table1.A2" office:value-type="string">
            <text:p text:style-name="P4">Touchscreen input. Library input. </text:p>
          </table:table-cell>
          <table:table-cell table:style-name="Table1.A2" office:value-type="string">
            <text:p text:style-name="P4">Correct <text:s/></text:p>
            <text:p text:style-name="P4">consistant behavoir. A pictogram is staying on the sentence board.</text:p>
          </table:table-cell>
          <table:table-cell table:style-name="Table1.A2" office:value-type="string">
            <text:p text:style-name="P4">Android tablet. Software testers.</text:p>
            <text:p text:style-name="P4">Library.</text:p>
          </table:table-cell>
          <table:table-cell table:style-name="Table1.F2" office:value-type="string">
            <text:p text:style-name="P4">LibNav</text:p>
          </table:table-cell>
        </table:table-row>
        <table:table-row>
          <table:table-cell table:style-name="Table1.A2" office:value-type="string">
            <text:p text:style-name="P4">AudPlay</text:p>
          </table:table-cell>
          <table:table-cell table:style-name="Table1.A2" office:value-type="string">
            <text:p text:style-name="P4">Playing the audio belonging to the pictogram </text:p>
          </table:table-cell>
          <table:table-cell table:style-name="Table1.A2" office:value-type="string">
            <text:p text:style-name="P4">Touchscreen input.</text:p>
            <text:p text:style-name="P4">Pictogram with and without sound.</text:p>
          </table:table-cell>
          <table:table-cell table:style-name="Table1.A2" office:value-type="string">
            <text:p text:style-name="P4">Playing the correct sound <text:s/>to the pictogram if there is a sound to the pictogram.</text:p>
          </table:table-cell>
          <table:table-cell table:style-name="Table1.A2" office:value-type="string">
            <text:p text:style-name="P4">Android tablet,</text:p>
            <text:p text:style-name="P4">Software tester.</text:p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SentPlay</text:p>
          </table:table-cell>
          <table:table-cell table:style-name="Table1.A2" office:value-type="string">
            <text:p text:style-name="P4">Playning a sentences based on more than one pictogram.</text:p>
          </table:table-cell>
          <table:table-cell table:style-name="Table1.A2" office:value-type="string">
            <text:p text:style-name="P4">Touchscreen input.</text:p>
            <text:p text:style-name="P4">Pictograms with sound</text:p>
          </table:table-cell>
          <table:table-cell table:style-name="Table1.A2" office:value-type="string">
            <text:p text:style-name="P4">A sentences is read out as sound.</text:p>
          </table:table-cell>
          <table:table-cell table:style-name="Table1.A2" office:value-type="string">
            <text:p text:style-name="P4">Android tablet, Software testers,</text:p>
            <text:p text:style-name="P4">pictograms.</text:p>
          </table:table-cell>
          <table:table-cell table:style-name="Table1.F2" office:value-type="string">
            <text:p text:style-name="P4">AudioPlay</text:p>
          </table:table-cell>
        </table:table-row>
        <table:table-row>
          <table:table-cell table:style-name="Table1.A2" office:value-type="string">
            <text:p text:style-name="P4">AddCat.</text:p>
          </table:table-cell>
          <table:table-cell table:style-name="Table1.A2" office:value-type="string">
            <text:p text:style-name="P4">Adding new categories to the picgram library </text:p>
          </table:table-cell>
          <table:table-cell table:style-name="Table1.A2" office:value-type="string">
            <text:p text:style-name="P4">Touchscreen input. Datainput to library.</text:p>
          </table:table-cell>
          <table:table-cell table:style-name="Table1.A2" office:value-type="string">
            <text:p text:style-name="P4">A new categorie in the library with pictograms</text:p>
          </table:table-cell>
          <table:table-cell table:style-name="Table1.A2" office:value-type="string">
            <text:p text:style-name="P4">Android tablet, Software testers,</text:p>
            <text:p text:style-name="P4">pictograms.</text:p>
            <text:p text:style-name="P4">Library.</text:p>
          </table:table-cell>
          <table:table-cell table:style-name="Table1.F2" office:value-type="string">
            <text:p text:style-name="P4">Library</text:p>
            <text:p text:style-name="P4"/>
          </table:table-cell>
        </table:table-row>
        <table:table-row>
          <table:table-cell table:style-name="Table1.A2" office:value-type="string">
            <text:p text:style-name="P4">AddPic</text:p>
          </table:table-cell>
          <table:table-cell table:style-name="Table1.A2" office:value-type="string">
            <text:p text:style-name="P4">Adding new pictogram to the library <text:s text:c="2"/>through a sever</text:p>
          </table:table-cell>
          <table:table-cell table:style-name="Table1.A2" office:value-type="string">
            <text:p text:style-name="P4">Touchscreen input. Input from a server <text:s/></text:p>
            <text:p text:style-name="P4"/>
          </table:table-cell>
          <table:table-cell table:style-name="Table1.A2" office:value-type="string">
            <text:p text:style-name="P4">Some new pictogram in the library to use.</text:p>
          </table:table-cell>
          <table:table-cell table:style-name="Table1.A2" office:value-type="string">
            <text:p text:style-name="P4">Android tablet, Software testers,</text:p>
            <text:p text:style-name="P4">pictograms.</text:p>
            <text:p text:style-name="P4">library. Extern server.</text:p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Cam</text:p>
          </table:table-cell>
          <table:table-cell table:style-name="Table1.A2" office:value-type="string">
            <text:p text:style-name="P4">Using the camera in the tablet with the app</text:p>
          </table:table-cell>
          <table:table-cell table:style-name="Table1.A2" office:value-type="string">
            <text:p text:style-name="P4">Touchscreen, </text:p>
            <text:p text:style-name="P4">picture from the camera. </text:p>
          </table:table-cell>
          <table:table-cell table:style-name="Table1.A2" office:value-type="string">
            <text:p text:style-name="P4">A new picture taken by the camera in the tablet</text:p>
          </table:table-cell>
          <table:table-cell table:style-name="Table1.A2" office:value-type="string">
            <text:p text:style-name="P4">Tablet with camera, Software testers.</text:p>
          </table:table-cell>
          <table:table-cell table:style-name="Table1.F2" office:value-type="string">
            <text:p text:style-name="P4">AddPic</text:p>
          </table:table-cell>
        </table:table-row>
        <table:table-row>
          <table:table-cell table:style-name="Table1.A2" office:value-type="string">
            <text:p text:style-name="P4">Perform</text:p>
          </table:table-cell>
          <table:table-cell table:style-name="Table1.A2" office:value-type="string">
            <text:p text:style-name="P4">Testing that the app is performing smothly and without performance issues</text:p>
          </table:table-cell>
          <table:table-cell table:style-name="Table1.A2" office:value-type="string">
            <text:p text:style-name="P4">Touchscreen input.</text:p>
          </table:table-cell>
          <table:table-cell table:style-name="Table1.A2" office:value-type="string">
            <text:p text:style-name="P4">A smoth test without problems. </text:p>
          </table:table-cell>
          <table:table-cell table:style-name="Table1.A2" office:value-type="string">
            <text:p text:style-name="P4">Android tablet and our app.</text:p>
          </table:table-cell>
          <table:table-cell table:style-name="Table1.F2" office:value-type="string">
            <text:p text:style-name="P4">All of the others.</text:p>
          </table:table-cell>
        </table:table-row>
        <table:table-row>
          <table:table-cell table:style-name="Table1.A2" office:value-type="string">
            <text:p text:style-name="P4">EditPic</text:p>
          </table:table-cell>
          <table:table-cell table:style-name="Table1.A2" office:value-type="string">
            <text:p text:style-name="P4">Making changes to the pictogram <text:soft-page-break/>e.g. Changing the text in the picture.</text:p>
          </table:table-cell>
          <table:table-cell table:style-name="Table1.A2" office:value-type="string">
            <text:p text:style-name="P4">Touchscreen input. </text:p>
            <text:p text:style-name="P4">Pictogram.</text:p>
          </table:table-cell>
          <table:table-cell table:style-name="Table1.A2" office:value-type="string">
            <text:p text:style-name="P4">A change in the pictogram .</text:p>
          </table:table-cell>
          <table:table-cell table:style-name="Table1.A2" office:value-type="string">
            <text:p text:style-name="P4">Android tablet and our app.</text:p>
          </table:table-cell>
          <table:table-cell table:style-name="Table1.F2" office:value-type="string"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>CombiPic</text:p>
          </table:table-cell>
          <table:table-cell table:style-name="Table1.A2" office:value-type="string">
            <text:p text:style-name="P3">Combining pictograms and either parts of pictograms, or other pictograms, to make new pictograms.</text:p>
          </table:table-cell>
          <table:table-cell table:style-name="Table1.A2" office:value-type="string">
            <text:p text:style-name="P4">Touchscreen</text:p>
            <text:p text:style-name="P4"><text:s/>input. </text:p>
            <text:p text:style-name="P4">Pictogram</text:p>
          </table:table-cell>
          <table:table-cell table:style-name="Table1.A2" office:value-type="string">
            <text:p text:style-name="P4">Having a new pictogram to a new event.</text:p>
          </table:table-cell>
          <table:table-cell table:style-name="Table1.A2" office:value-type="string">
            <text:p text:style-name="P4">Android tablet and our app.</text:p>
          </table:table-cell>
          <table:table-cell table:style-name="Table1.F2" office:value-type="string">
            <text:p text:style-name="Standard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3-16T11:06:01.21</meta:creation-date>
    <dc:date>2012-03-23T09:25:45.36</dc:date>
    <dc:creator>Rasmus Dalhoff-Jensen</dc:creator>
    <meta:editing-duration>PT2H29M25S</meta:editing-duration>
    <meta:editing-cycles>13</meta:editing-cycles>
    <meta:generator>OpenOffice.org/3.3$Win32 OpenOffice.org_project/330m20$Build-9567</meta:generator>
    <meta:document-statistic meta:table-count="1" meta:image-count="0" meta:object-count="0" meta:page-count="3" meta:paragraph-count="111" meta:word-count="510" meta:character-count="3261"/>
  </office:meta>
</office:document-meta>
</file>